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NotifierHandlerTest.should_notify_all_listeners_when_called_delegate_handler_returns_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NotifierHandlerTest.should_notify_all_listeners_when_called_delegate_handler_throws_exception_and_rethrow_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vocationNotifierHandlerTest.should_delegate_all_MockHandlerInterface_to_the_parameterized_Mo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Listener.reportInvocation( MethodInvocationReport methodInvocation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vocationNotifierHandlerTest.should_notify_all_listeners_when_calling_delegate_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NotifierHandlerTest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NotifierHandlerTest.should_report_listener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